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rsid="00179072" officeooo:paragraph-rsid="00179072"/>
    </style:style>
    <style:style style:name="P6" style:family="paragraph" style:parent-style-name="Text_20_body">
      <style:text-properties officeooo:paragraph-rsid="00179072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Como funciona EIAHSelfServiceRunForm.tsx</text:p>
      <text:p text:style-name="P6">O código criado é um formulário de <text:span text:style-name="T1">Self-Service</text:span> em React (TypeScript) que implementa o fluxo de comunicação <text:span text:style-name="T1">assíncrona</text:span> com a API do <text:span text:style-name="T1">Agente EIAH</text:span>, seguindo a arquitetura descrita nos seus documentos: <text:span text:style-name="T1">POST</text:span> para iniciar, seguido de <text:span text:style-name="T1">Polling (GET)</text:span> para acompanhar o status, e um <text:span text:style-name="T1">GET final</text:span> para obter o resultado. 🔄</text:p>
      <text:p text:style-name="Text_20_body">Abaixo está a explicação de como o código funciona, dividida por etapas lógicas:</text:p>
      <text:p text:style-name="Horizontal_20_Line"/>
      <text:h text:style-name="Heading_20_2" text:outline-level="2">1. Configuração e Estado (State Management)</text:h>
      <text:p text:style-name="Text_20_body">O componente <text:span text:style-name="Source_20_Text">EIAHSelfServiceRunForm</text:span> usa o <text:span text:style-name="T2">hook</text:span> <text:span text:style-name="Source_20_Text">useState</text:span> para gerenciar todas as entradas do usuário e o estado da aplicação:</text:p>
      <text:list xml:id="list759516454" text:style-name="L1">
        <text:list-item>
          <text:p text:style-name="P1"><text:span text:style-name="T1">Inputs de Configuração:</text:span> <text:span text:style-name="Source_20_Text">host</text:span>, <text:span text:style-name="Source_20_Text">agentId</text:span>, <text:span text:style-name="Source_20_Text">inputText</text:span>, <text:span text:style-name="Source_20_Text">files</text:span>, <text:span text:style-name="Source_20_Text">apiToken</text:span>, etc., armazenam os dados que serão enviados no corpo da requisição.</text:p>
        </text:list-item>
        <text:list-item>
          <text:p text:style-name="P1"><text:span text:style-name="T1">Status de Execução:</text:span> O estado principal é <text:span text:style-name="Source_20_Text">runStatus</text:span> (tipado como <text:span text:style-name="Source_20_Text">"idle"</text:span>, <text:span text:style-name="Source_20_Text">"posting"</text:span>, <text:span text:style-name="Source_20_Text">"running"</text:span>, <text:span text:style-name="Source_20_Text">"succeeded"</text:span>, <text:span text:style-name="Source_20_Text">"failed"</text:span>). Ele controla o que o usuário vê e quais botões estão ativos.</text:p>
        </text:list-item>
        <text:list-item>
          <text:p text:style-name="P1"><text:span text:style-name="T1">Resultados:</text:span> <text:span text:style-name="Source_20_Text">runId</text:span> (ID do job), <text:span text:style-name="Source_20_Text">events</text:span> (log de progresso) e <text:span text:style-name="Source_20_Text">result</text:span> (o JSON final completo).</text:p>
        </text:list-item>
        <text:list-item>
          <text:p text:style-name="P1"><text:span text:style-name="Source_20_Text"><text:span text:style-name="T1">pollerRef</text:span></text:span><text:span text:style-name="T1">:</text:span> É um <text:span text:style-name="Source_20_Text">useRef</text:span> que armazena o ID do <text:span text:style-name="Source_20_Text">setTimeout</text:span> usado para o <text:span text:style-name="T2">polling</text:span>, permitindo que ele seja cancelado (<text:span text:style-name="Source_20_Text">stopPolling</text:span>) quando o job termina ou o usuário o interrompe.</text:p>
        </text:list-item>
      </text:list>
      <text:p text:style-name="Horizontal_20_Line"/>
      <text:h text:style-name="Heading_20_2" text:outline-level="2">2. Envio da Requisição (POST /api/runs)</text:h>
      <text:p text:style-name="Text_20_body">A função <text:span text:style-name="Source_20_Text">handleSubmit</text:span> é o coração do processo:</text:p>
      <text:list xml:id="list1058750576" text:style-name="L2">
        <text:list-item>
          <text:p text:style-name="P2"><text:span text:style-name="T1">Validação:</text:span> Verifica se os campos obrigatórios estão preenchidos e, crucialmente, checa se o <text:span text:style-name="T1">tamanho total dos arquivos</text:span> (<text:span text:style-name="Source_20_Text">files</text:span>) excede o limite de 20MB. Se exceder, exibe um <text:span text:style-name="Source_20_Text">errorMessage</text:span> e para.</text:p>
        </text:list-item>
        <text:list-item>
          <text:p text:style-name="P2"><text:span text:style-name="T1">Conversão de Arquivos:</text:span> Utiliza a função assíncrona <text:span text:style-name="Source_20_Text">toBase64</text:span> para converter cada <text:span text:style-name="Source_20_Text">File</text:span> carregado pelo usuário em uma <text:span text:style-name="T2">string</text:span> <text:span text:style-name="T1">Base64</text:span> (<text:span text:style-name="Source_20_Text">bytes_base64</text:span>). Este formato é o esperado pela API no corpo do JSON, conforme a documentação do agente.</text:p>
        </text:list-item>
        <text:list-item>
          <text:p text:style-name="P2"><text:span text:style-name="T1">Criação do Body:</text:span> Monta o corpo JSON da requisição, incluindo <text:span text:style-name="Source_20_Text">agentId</text:span>, <text:span text:style-name="Source_20_Text">input</text:span> (Instrução) e os arquivos codificados (<text:span text:style-name="Source_20_Text">files</text:span>), além dos metadados de rastreamento (<text:span text:style-name="Source_20_Text">correlationId</text:span>, <text:span text:style-name="Source_20_Text">source</text:span>).</text:p>
        </text:list-item>
        <text:list-item>
          <text:p text:style-name="P2"><text:soft-page-break/><text:span text:style-name="T1">Chama a API:</text:span> Executa um <text:span text:style-name="Source_20_Text">fetch</text:span> com método <text:span text:style-name="Source_20_Text">POST</text:span> para o <text:span text:style-name="T2">endpoint</text:span> <text:span text:style-name="Source_20_Text">/api/runs</text:span>. Se o <text:span text:style-name="T2">switch</text:span> de token estiver ativo, a função <text:span text:style-name="Source_20_Text">headers</text:span> injeta automaticamente o <text:span text:style-name="Source_20_Text">Authorization: Bearer &lt;token&gt;</text:span>.</text:p>
        </text:list-item>
        <text:list-item>
          <text:p text:style-name="P2"><text:span text:style-name="T1">Início do Polling:</text:span> Se a resposta for bem-sucedida (status 200/201), ele extrai o <text:span text:style-name="Source_20_Text">id</text:span> da <text:span text:style-name="T2">run</text:span> criada e chama <text:span text:style-name="Source_20_Text">pollEvents</text:span> para começar a monitorar o progresso.</text:p>
        </text:list-item>
      </text:list>
      <text:p text:style-name="Horizontal_20_Line"/>
      <text:h text:style-name="Heading_20_2" text:outline-level="2">3. Acompanhamento do Status (Polling com Backoff)</text:h>
      <text:p text:style-name="Text_20_body">A função <text:span text:style-name="Source_20_Text">pollEvents</text:span> é o que permite a comunicação assíncrona, simulando o <text:span text:style-name="T1">Do While Loop</text:span> que seria usado no UiPath:</text:p>
      <text:list xml:id="list490576339" text:style-name="L3">
        <text:list-item>
          <text:p text:style-name="P3"><text:span text:style-name="T1">GET /api/runs/:id/events:</text:span> A cada ciclo, ele faz uma requisição <text:span text:style-name="Source_20_Text">GET</text:span> para buscar os eventos de progresso do Agente.</text:p>
        </text:list-item>
        <text:list-item>
          <text:p text:style-name="P3"><text:span text:style-name="T1">Verificação de Término:</text:span> O código verifica o último evento (<text:span text:style-name="Source_20_Text">events[events.length - 1]</text:span>). Se o <text:span text:style-name="Source_20_Text">type</text:span> for <text:span text:style-name="Source_20_Text">"run.completed"</text:span> ou o <text:span text:style-name="Source_20_Text">status</text:span> for <text:span text:style-name="Source_20_Text">"succeeded"</text:span>/<text:span text:style-name="Source_20_Text">"failed"</text:span>, ele para o <text:span text:style-name="T2">polling</text:span>.</text:p>
        </text:list-item>
        <text:list-item>
          <text:p text:style-name="P3"><text:span text:style-name="T1">Backoff Progressivo:</text:span> Em vez de usar um <text:span text:style-name="Source_20_Text">setInterval</text:span> fixo, ele usa <text:span text:style-name="Source_20_Text">setTimeout</text:span> recursivo. O atraso (<text:span text:style-name="Source_20_Text">delay</text:span>) aumenta em 50% a cada chamada (limitado a 10 segundos). Isso é o <text:span text:style-name="T1">"Backoff Progressivo"</text:span>, uma técnica essencial para <text:span text:style-name="T1">evitar sobrecarregar</text:span> o servidor EIAH enquanto o job está rodando.</text:p>
        </text:list-item>
        <text:list-item>
          <text:p text:style-name="P3"><text:span text:style-name="T1">GET Final:</text:span> Quando o <text:span text:style-name="T2">polling</text:span> detecta o término, ele executa uma última chamada <text:span text:style-name="Source_20_Text">GET</text:span> para <text:span text:style-name="Source_20_Text">/api/runs/:id</text:span> para buscar o <text:span text:style-name="Source_20_Text">result</text:span> JSON final, que contém o <text:span text:style-name="Source_20_Text">output</text:span> e os artefatos.</text:p>
        </text:list-item>
      </text:list>
      <text:p text:style-name="Horizontal_20_Line"/>
      <text:h text:style-name="Heading_20_2" text:outline-level="2">4. Visualização de Resultados (JSX/UX)</text:h>
      <text:list xml:id="list553156550" text:style-name="L4">
        <text:list-item>
          <text:p text:style-name="P4"><text:span text:style-name="T1">Feedback de Erro:</text:span> Se qualquer <text:span text:style-name="Source_20_Text">fetch</text:span> falhar, o <text:span text:style-name="Source_20_Text">try...catch</text:span> captura o erro, atualiza o <text:span text:style-name="Source_20_Text">errorMessage</text:span> e o <text:span text:style-name="Source_20_Text">runStatus</text:span> para <text:span text:style-name="Source_20_Text">"failed"</text:span>, exibindo a mensagem ao usuário em um bloco vermelho.</text:p>
        </text:list-item>
        <text:list-item>
          <text:p text:style-name="P4"><text:span text:style-name="T1">Resultados:</text:span> Após o término, o componente exibe a seção de <text:span text:style-name="T1">Status</text:span> (com o ícone de <text:span text:style-name="Source_20_Text">CheckCircle</text:span> ou <text:span text:style-name="Source_20_Text">XCircle</text:span>) e a seção de <text:span text:style-name="T1">Resultado Final</text:span>, que formata o <text:span text:style-name="Source_20_Text">output.summary</text:span> e lista os <text:span text:style-name="Source_20_Text">output.artifacts</text:span> com links diretos para download.</text:p>
        </text:list-item>
        <text:list-item>
          <text:p text:style-name="P4"><text:span text:style-name="T1">Ícones:</text:span> O <text:span text:style-name="T2">hook</text:span> <text:span text:style-name="Source_20_Text">useMemo</text:span> para <text:span text:style-name="Source_20_Text">StatusIcon</text:span> garante que o ícone animado de <text:span text:style-name="T2">loading</text:span> (<text:span text:style-name="Source_20_Text">Loader2</text:span>) ou de sucesso/falha seja exibido de forma reativa ao <text:span text:style-name="Source_20_Text">runStatus</text:span>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21:53.561000000</meta:creation-date>
    <dc:date>2025-11-08T08:22:47.635000000</dc:date>
    <meta:editing-duration>PT54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6" meta:word-count="598" meta:character-count="3716" meta:non-whitespace-character-count="3160"/>
  </office:meta>
</office:document-meta>
</file>